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2d89" officeooo:paragraph-rsid="00222d89"/>
    </style:style>
    <style:style style:name="P2" style:family="paragraph" style:parent-style-name="Standard">
      <style:text-properties officeooo:rsid="0024b321" officeooo:paragraph-rsid="0024b3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rely you have made the experience that when too many people use the Internet simultaneously, the</text:p>
      <text:p text:style-name="P2">net becomes very, very slow.</text:p>
      <text:p text:style-name="P2">To put an end to this problem, the University of Ulm has developed a contingency scheme for times</text:p>
      <text:p text:style-name="P2">of peak load to cut off net access for some cities of the country in a systematic, totally fair manner.</text:p>
      <text:p text:style-name="P2">Germany’s cities were enumerated randomly from 1 to n. Freiburg was number 1, Ulm was number 2,</text:p>
      <text:p text:style-name="P2">Karlsruhe was number 3, and so on in a purely random order.</text:p>
      <text:p text:style-name="P2">Then a number m would be picked at random, and Internet access would first be cut off in city 1</text:p>
      <text:p text:style-name="P2">(clearly the fairest starting point) and then in every mth city after that, wrapping around to 1 after n,</text:p>
      <text:p text:style-name="P2">and ignoring cities already cut off. For example, if n = 17 and m = 5, net access would be cut off to</text:p>
      <text:p text:style-name="P2">the cities in the order [1,6,11,16,5,12,2,9,17,10,4,15,14,3,8,13,7]. The problem is that it is clearly fairest</text:p>
      <text:p text:style-name="P2">to cut off Ulm last (after all, this is where the best programmers come from), so for a given n, the</text:p>
      <text:p text:style-name="P2">random number m needs to be carefully chosen so that city 2 is the last city selected.</text:p>
      <text:p text:style-name="P2">Your job is to write a program that will read in a number of cities n and then determine the smallest</text:p>
      <text:p text:style-name="P2">integer m that will ensure that Ulm can surf the net while the rest of the country is cut off.</text:p>
      <text:p text:style-name="P2">Input</text:p>
      <text:p text:style-name="P2">The input file will contain one or more lines, each line containing one integer n with 3 ≤ n &lt; 150,</text:p>
      <text:p text:style-name="P2">representing the number of cities in the country.</text:p>
      <text:p text:style-name="P2">Input is terminated by a value of zero (0) for n.</text:p>
      <text:p text:style-name="P2">Output</text:p>
      <text:p text:style-name="P2">For each line of the input, print one line containing the integer m fulfilling the requirement specified</text:p>
      <text:p text:style-name="P2">above.</text:p>
      <text:p text:style-name="P2">Sample Input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  <text:p text:style-name="P2">10</text:p>
      <text:p text:style-name="P2">11</text:p>
      <text:p text:style-name="P2">12</text:p>
      <text:p text:style-name="P2">0</text:p>
      <text:p text:style-name="P2">Sample Output</text:p>
      <text:p text:style-name="P2">2</text:p>
      <text:p text:style-name="P2">5</text:p>
      <text:p text:style-name="P2">2</text:p>
      <text:p text:style-name="P2">4</text:p>
      <text:p text:style-name="P2">3</text:p>
      <text:p text:style-name="P2">11</text:p>
      <text:p text:style-name="P2">2</text:p>
      <text:p text:style-name="P2">3</text:p>
      <text:p text:style-name="P2">8</text:p>
      <text:p text:style-name="P2">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10T19:27:37.129042215</dc:date>
    <meta:editing-duration>PT20M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328" meta:character-count="1641" meta:non-whitespace-character-count="1357"/>
  </office:meta>
</office:document-meta>
</file>